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28:54.335361851</dc:date>
    <meta:editing-duration>PT2M34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843cm" svg:y="0.368cm" svg:width="13.854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67394039744206E-016">
                <text:p>-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